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9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6.97mm"/>
    </style:style>
    <style:style style:name="co6" style:family="table-column">
      <style:table-column-properties fo:break-before="auto" style:column-width="7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ablage 7 seg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gment gauch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w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dot</text:p>
          </table:table-cell>
          <table:table-cell table:style-name="ce4"/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 table:number-columns-repeated="8"/>
          <table:table-cell table:style-name="ce7"/>
        </table:table-row>
        <table:table-row table:style-name="ro1">
          <table:table-cell table:style-name="ce2"/>
          <table:table-cell table:style-name="ce5"/>
          <table:table-cell table:style-name="ce8" office:value-type="string" calcext:value-type="string">
            <text:p>b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6"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hau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string" calcext:value-type="string">
            <text:p>haut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aut</text:p>
          </table:table-cell>
          <table:table-cell/>
          <table:table-cell table:style-name="ce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string" calcext:value-type="string">
            <text:p>centre</text:p>
          </table:table-cell>
          <table:table-cell table:style-name="ce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as</text:p>
          </table:table-cell>
          <table:table-cell/>
          <table:table-cell table:style-name="ce8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3"/>
          <table:table-cell table:style-name="ce6" office:value-type="string" calcext:value-type="string">
            <text:p>bas</text:p>
          </table:table-cell>
          <table:table-cell table:style-name="ce9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POWER(2;[.$E$4]) * [.F$4] + POWER(2;[.$E$5]) * [.F$5] + POWER(2;[.$E$6]) * [.F$6] + POWER(2;[.$E$7]) * [.F$7] + POWER(2;[.$E$8]) * [.F$8] + POWER(2;[.$E$9]) * [.F$9] + POWER(2;[.$E$10]) * [.F$10] +  POWER(2;[.$E$11]) * [.F$11]" office:value-type="float" office:value="222" calcext:value-type="float">
            <text:p>222</text:p>
          </table:table-cell>
          <table:table-cell table:formula="of:=POWER(2;[.$E$4]) * [.G$4] + POWER(2;[.$E$5]) * [.G$5] + POWER(2;[.$E$6]) * [.G$6] + POWER(2;[.$E$7]) * [.G$7] + POWER(2;[.$E$8]) * [.G$8] + POWER(2;[.$E$9]) * [.G$9] + POWER(2;[.$E$10]) * [.G$10] +  POWER(2;[.$E$11]) * [.G$11]" office:value-type="float" office:value="6" calcext:value-type="float">
            <text:p>6</text:p>
          </table:table-cell>
          <table:table-cell table:formula="of:=POWER(2;[.$E$4]) * [.H$4] + POWER(2;[.$E$5]) * [.H$5] + POWER(2;[.$E$6]) * [.H$6] + POWER(2;[.$E$7]) * [.H$7] + POWER(2;[.$E$8]) * [.H$8] + POWER(2;[.$E$9]) * [.H$9] + POWER(2;[.$E$10]) * [.H$10] +  POWER(2;[.$E$11]) * [.H$11]" office:value-type="float" office:value="236" calcext:value-type="float">
            <text:p>236</text:p>
          </table:table-cell>
          <table:table-cell table:formula="of:=POWER(2;[.$E$4]) * [.I$4] + POWER(2;[.$E$5]) * [.I$5] + POWER(2;[.$E$6]) * [.I$6] + POWER(2;[.$E$7]) * [.I$7] + POWER(2;[.$E$8]) * [.I$8] + POWER(2;[.$E$9]) * [.I$9] + POWER(2;[.$E$10]) * [.I$10] +  POWER(2;[.$E$11]) * [.I$11]" office:value-type="float" office:value="174" calcext:value-type="float">
            <text:p>174</text:p>
          </table:table-cell>
          <table:table-cell table:formula="of:=POWER(2;[.$E$4]) * [.J$4] + POWER(2;[.$E$5]) * [.J$5] + POWER(2;[.$E$6]) * [.J$6] + POWER(2;[.$E$7]) * [.J$7] + POWER(2;[.$E$8]) * [.J$8] + POWER(2;[.$E$9]) * [.J$9] + POWER(2;[.$E$10]) * [.J$10] +  POWER(2;[.$E$11]) * [.J$11]" office:value-type="float" office:value="54" calcext:value-type="float">
            <text:p>54</text:p>
          </table:table-cell>
          <table:table-cell table:formula="of:=POWER(2;[.$E$4]) * [.K$4] + POWER(2;[.$E$5]) * [.K$5] + POWER(2;[.$E$6]) * [.K$6] + POWER(2;[.$E$7]) * [.K$7] + POWER(2;[.$E$8]) * [.K$8] + POWER(2;[.$E$9]) * [.K$9] + POWER(2;[.$E$10]) * [.K$10] +  POWER(2;[.$E$11]) * [.K$11]" office:value-type="float" office:value="186" calcext:value-type="float">
            <text:p>186</text:p>
          </table:table-cell>
          <table:table-cell table:formula="of:=POWER(2;[.$E$4]) * [.L$4] + POWER(2;[.$E$5]) * [.L$5] + POWER(2;[.$E$6]) * [.L$6] + POWER(2;[.$E$7]) * [.L$7] + POWER(2;[.$E$8]) * [.L$8] + POWER(2;[.$E$9]) * [.L$9] + POWER(2;[.$E$10]) * [.L$10] +  POWER(2;[.$E$11]) * [.L$11]" office:value-type="float" office:value="250" calcext:value-type="float">
            <text:p>250</text:p>
          </table:table-cell>
          <table:table-cell table:formula="of:=POWER(2;[.$E$4]) * [.M$4] + POWER(2;[.$E$5]) * [.M$5] + POWER(2;[.$E$6]) * [.M$6] + POWER(2;[.$E$7]) * [.M$7] + POWER(2;[.$E$8]) * [.M$8] + POWER(2;[.$E$9]) * [.M$9] + POWER(2;[.$E$10]) * [.M$10] +  POWER(2;[.$E$11]) * [.M$11]" office:value-type="float" office:value="14" calcext:value-type="float">
            <text:p>14</text:p>
          </table:table-cell>
          <table:table-cell table:formula="of:=POWER(2;[.$E$4]) * [.N$4] + POWER(2;[.$E$5]) * [.N$5] + POWER(2;[.$E$6]) * [.N$6] + POWER(2;[.$E$7]) * [.N$7] + POWER(2;[.$E$8]) * [.N$8] + POWER(2;[.$E$9]) * [.N$9] + POWER(2;[.$E$10]) * [.N$10] +  POWER(2;[.$E$11]) * [.N$11]" office:value-type="float" office:value="254" calcext:value-type="float">
            <text:p>254</text:p>
          </table:table-cell>
          <table:table-cell table:formula="of:=POWER(2;[.$E$4]) * [.O$4] + POWER(2;[.$E$5]) * [.O$5] + POWER(2;[.$E$6]) * [.O$6] + POWER(2;[.$E$7]) * [.O$7] + POWER(2;[.$E$8]) * [.O$8] + POWER(2;[.$E$9]) * [.O$9] + POWER(2;[.$E$10]) * [.O$10] +  POWER(2;[.$E$11]) * [.O$11]"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0" table:formula="of:=DEC2HEX([.F12])" office:value-type="string" office:string-value="DE" calcext:value-type="string">
            <text:p>DE</text:p>
          </table:table-cell>
          <table:table-cell table:style-name="ce11" table:formula="of:=DEC2HEX([.G12])" office:value-type="string" office:string-value="6" calcext:value-type="string">
            <text:p>6</text:p>
          </table:table-cell>
          <table:table-cell table:style-name="ce11" table:formula="of:=DEC2HEX([.H12])" office:value-type="string" office:string-value="EC" calcext:value-type="string">
            <text:p>EC</text:p>
          </table:table-cell>
          <table:table-cell table:style-name="ce11" table:formula="of:=DEC2HEX([.I12])" office:value-type="string" office:string-value="AE" calcext:value-type="string">
            <text:p>AE</text:p>
          </table:table-cell>
          <table:table-cell table:style-name="ce11" table:formula="of:=DEC2HEX([.J12])" office:value-type="string" office:string-value="36" calcext:value-type="string">
            <text:p>36</text:p>
          </table:table-cell>
          <table:table-cell table:style-name="ce11" table:formula="of:=DEC2HEX([.K12])" office:value-type="string" office:string-value="BA" calcext:value-type="string">
            <text:p>BA</text:p>
          </table:table-cell>
          <table:table-cell table:style-name="ce11" table:formula="of:=DEC2HEX([.L12])" office:value-type="string" office:string-value="FA" calcext:value-type="string">
            <text:p>FA</text:p>
          </table:table-cell>
          <table:table-cell table:style-name="ce11" table:formula="of:=DEC2HEX([.M12])" office:value-type="string" office:string-value="E" calcext:value-type="string">
            <text:p>E</text:p>
          </table:table-cell>
          <table:table-cell table:style-name="ce11" table:formula="of:=DEC2HEX([.N12])" office:value-type="string" office:string-value="FE" calcext:value-type="string">
            <text:p>FE</text:p>
          </table:table-cell>
          <table:table-cell table:style-name="ce12" table:formula="of:=DEC2HEX([.O12])" office:value-type="string" office:string-value="BE" calcext:value-type="string">
            <text:p>BE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5"/>
          <table:table-cell table:style-name="ce5" table:number-columns-repeated="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9:33:40.272674082</meta:creation-date>
    <dc:date>2015-10-05T01:21:01.846283939</dc:date>
    <meta:editing-duration>PT1H28M39S</meta:editing-duration>
    <meta:editing-cycles>5</meta:editing-cycles>
    <meta:generator>LibreOffice/4.4.5.2$Linux_X86_64 LibreOffice_project/40$Build-2</meta:generator>
    <meta:document-statistic meta:table-count="1" meta:cell-count="109" meta:object-count="0"/>
  </office:meta>
</office:document-meta>
</file>